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5.2555in"/>
    </style:style>
    <style:style style:name="co20" style:family="table-column">
      <style:table-column-properties fo:break-before="auto" style:column-width="2.1839in"/>
    </style:style>
    <style:style style:name="co21" style:family="table-column">
      <style:table-column-properties fo:break-before="auto" style:column-width="1.9354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26" style:family="table-column">
      <style:table-column-properties fo:break-before="auto" style:column-width="0.4146in"/>
    </style:style>
    <style:style style:name="ro4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4673in" fo:break-before="auto" style:use-optimal-row-height="true"/>
    </style:style>
    <style:style style:name="ro9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539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2" style:family="table-cell" style:parent-style-name="Default">
      <style:table-cell-properties fo:padding="0.0417in" style:vertical-align="middle"/>
    </style:style>
    <style:style style:name="ce1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1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8" style:family="table-cell" style:parent-style-name="Result2">
      <style:table-cell-properties fo:padding="0.0417in" style:vertical-align="middle"/>
    </style:style>
    <style:style style:name="ce1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padding="0.0417in"/>
    </style:style>
    <style:style style:name="ce2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26" style:family="table-cell" style:parent-style-name="Default">
      <style:text-properties style:font-name="Arial" fo:font-size="9pt" style:font-size-asian="9pt" style:font-size-complex="9pt"/>
    </style:style>
    <style:style style:name="ce2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1" style:family="table-cell" style:parent-style-name="Document_20_Title">
      <style:text-properties style:font-name="Arial" fo:font-size="9pt" style:font-size-asian="9pt" style:font-size-complex="9pt"/>
    </style:style>
    <style:style style:name="ce3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68" style:family="table-cell" style:parent-style-name="Heading">
      <style:text-properties fo:color="#333366" fo:font-style="normal" style:font-style-asian="normal" style:font-style-complex="normal"/>
    </style:style>
    <style:style style:name="ce69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70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7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117">
      <style:table-cell-properties fo:padding="0.0417in"/>
    </style:style>
    <style:style style:name="ce7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76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7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11" office:value-type="string">
            <text:p>NUS Technology</text:p>
          </table:table-cell>
          <table:table-cell table:style-name="ce1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2" table:number-columns-repeated="1019"/>
          <table:table-cell table:number-columns-repeated="2"/>
        </table:table-row>
        <table:table-row table:style-name="ro2">
          <table:table-cell/>
          <table:table-cell table:style-name="ce12"/>
          <table:table-cell table:style-name="ce24"/>
          <table:table-cell table:style-name="ce12" table:number-columns-repeated="1019"/>
          <table:table-cell table:number-columns-repeated="2"/>
        </table:table-row>
        <table:table-row table:style-name="ro2">
          <table:table-cell/>
          <table:table-cell table:style-name="ce12" table:number-columns-repeated="1021"/>
          <table:table-cell table:number-columns-repeated="2"/>
        </table:table-row>
        <table:table-row table:style-name="ro2" table:number-rows-repeated="2">
          <table:table-cell table:style-name="ce12" table:number-columns-repeated="1022"/>
          <table:table-cell table:number-columns-repeated="2"/>
        </table:table-row>
        <table:table-row table:style-name="ro2">
          <table:table-cell table:style-name="ce12"/>
          <table:table-cell table:style-name="ce18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style-name="ce12" table:number-columns-repeated="2"/>
          <table:table-cell/>
          <table:table-cell table:style-name="ce12" table:number-columns-repeated="1019"/>
          <table:table-cell table:number-columns-repeated="2"/>
        </table:table-row>
        <table:table-row table:style-name="ro5">
          <table:table-cell table:style-name="ce13" office:value-type="string">
            <text:p>Timekeeping Information 2014</text:p>
          </table:table-cell>
          <table:table-cell table:style-name="ce12" table:number-columns-repeated="1021"/>
          <table:table-cell table:number-columns-repeated="2"/>
        </table:table-row>
        <table:table-row table:style-name="ro2">
          <table:table-cell table:style-name="ce14" office:value-type="string">
            <text:p>Created by:</text:p>
          </table:table-cell>
          <table:table-cell table:style-name="ce19" office:value-type="string">
            <text:p>Thuy Le-Thi-Thanh</text:p>
          </table:table-cell>
          <table:table-cell table:style-name="ce16"/>
          <table:table-cell table:style-name="ce29" table:number-columns-repeated="1019"/>
          <table:table-cell table:style-name="ce26" table:number-columns-repeated="2"/>
        </table:table-row>
        <table:table-row table:style-name="ro2">
          <table:table-cell table:style-name="ce15" office:value-type="string">
            <text:p>Effective date:</text:p>
          </table:table-cell>
          <table:table-cell table:style-name="ce20" office:value-type="string">
            <text:p>N/A</text:p>
          </table:table-cell>
          <table:table-cell table:style-name="ce16"/>
          <table:table-cell table:style-name="ce29" table:number-columns-repeated="2"/>
          <table:table-cell table:style-name="ce26"/>
          <table:table-cell table:style-name="ce29" table:number-columns-repeated="1016"/>
          <table:table-cell table:style-name="ce26" table:number-columns-repeated="2"/>
        </table:table-row>
        <table:table-row table:style-name="ro2">
          <table:table-cell table:style-name="ce14" office:value-type="string">
            <text:p>Version:</text:p>
          </table:table-cell>
          <table:table-cell table:style-name="ce21" office:value-type="float" office:value="0.4">
            <text:p>0.4</text:p>
          </table:table-cell>
          <table:table-cell table:style-name="ce16"/>
          <table:table-cell table:style-name="ce29" table:number-columns-repeated="2"/>
          <table:table-cell table:style-name="ce31"/>
          <table:table-cell table:style-name="ce29" table:number-columns-repeated="1016"/>
          <table:table-cell table:style-name="ce26" table:number-columns-repeated="2"/>
        </table:table-row>
        <table:table-row table:style-name="ro2">
          <table:table-cell table:style-name="ce16" table:number-columns-repeated="3"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style-name="ce12"/>
          <table:table-cell table:style-name="ce22"/>
          <table:table-cell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2"/>
          <table:table-cell/>
          <table:table-cell table:style-name="ce12" table:number-columns-repeated="1016"/>
          <table:table-cell table:number-columns-repeated="2"/>
        </table:table-row>
        <table:table-row table:style-name="ro2" table:number-rows-repeated="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7">
          <table:table-cell table:style-name="ce12"/>
          <table:table-cell table:style-name="ce22" table:number-columns-repeated="2"/>
          <table:table-cell table:style-name="ce12"/>
          <table:table-cell/>
          <table:table-cell table:style-name="ce32" office:value-type="string">
            <text:p>Office Admin</text:p>
          </table:table-cell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style-name="ce1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6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22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27"/>
          <table:table-cell table:style-name="ce30" table:number-columns-repeated="3"/>
          <table:table-cell table:style-name="ce12" table:number-columns-repeated="1016"/>
          <table:table-cell table:number-columns-repeated="2"/>
        </table:table-row>
        <table:table-row table:style-name="ro2">
          <table:table-cell table:style-name="ce12"/>
          <table:table-cell table:number-columns-repeated="2"/>
          <table:table-cell table:style-name="ce12" table:number-columns-repeated="1019"/>
          <table:table-cell table:number-columns-repeated="2"/>
        </table:table-row>
        <table:table-row table:style-name="ro2">
          <table:table-cell table:style-name="ce12"/>
          <table:table-cell table:style-name="ce23"/>
          <table:table-cell table:style-name="ce28"/>
          <table:table-cell table:style-name="ce12" table:number-columns-repeated="1019"/>
          <table:table-cell table:number-columns-repeated="2"/>
        </table:table-row>
        <table:table-row table:style-name="ro2" table:number-rows-repeated="5">
          <table:table-cell table:style-name="ce12"/>
          <table:table-cell table:style-name="ce22"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6">
          <table:table-cell table:style-name="ce12"/>
          <table:table-cell table:number-columns-repeated="2"/>
          <table:table-cell table:style-name="ce12" table:number-columns-repeated="1019"/>
          <table:table-cell table:number-columns-repeated="2"/>
        </table:table-row>
        <table:table-row table:style-name="ro2" table:number-rows-repeated="65496">
          <table:table-cell table:style-name="ce1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8" table:default-cell-style-name="Default"/>
        <table:table-row table:style-name="ro2">
          <table:table-cell table:style-name="ce22" table:number-columns-repeated="1018"/>
          <table:table-cell table:number-columns-repeated="4"/>
        </table:table-row>
        <table:table-row table:style-name="ro9">
          <table:table-cell table:style-name="ce68" office:value-type="string">
            <text:p>Document Control</text:p>
          </table:table-cell>
          <table:table-cell table:style-name="ce22" table:number-columns-repeated="1017"/>
          <table:table-cell table:number-columns-repeated="4"/>
        </table:table-row>
        <table:table-row table:style-name="ro2">
          <table:table-cell table:style-name="ce69" office:value-type="string">
            <text:p>Version</text:p>
          </table:table-cell>
          <table:table-cell table:style-name="ce69" office:value-type="string">
            <text:p>Change description</text:p>
          </table:table-cell>
          <table:table-cell table:style-name="ce69" office:value-type="string">
            <text:p>Changed by</text:p>
          </table:table-cell>
          <table:table-cell table:style-name="ce69" office:value-type="string">
            <text:p>Date</text:p>
          </table:table-cell>
          <table:table-cell table:style-name="ce75" table:number-columns-repeated="1014"/>
          <table:table-cell table:style-name="ce76" table:number-columns-repeated="4"/>
        </table:table-row>
        <table:table-row table:style-name="ro6">
          <table:table-cell table:style-name="ce70" office:value-type="float" office:value="0.1">
            <text:p>0.1</text:p>
          </table:table-cell>
          <table:table-cell table:style-name="ce72" office:value-type="string">
            <text:p>Initiate and add content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3-01-04">
            <text:p>January 04, 2013</text:p>
          </table:table-cell>
          <table:table-cell table:style-name="ce22" table:number-columns-repeated="1014"/>
          <table:table-cell table:number-columns-repeated="4"/>
        </table:table-row>
        <table:table-row table:style-name="ro10">
          <table:table-cell table:style-name="ce70" office:value-type="float" office:value="0.2">
            <text:p>0.2</text:p>
          </table:table-cell>
          <table:table-cell table:style-name="ce72" office:value-type="string">
            <text:p>- Remove HaiBT</text:p>
            <text:p>- Add CuongLT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4-02-14">
            <text:p>February 14, 2014</text:p>
          </table:table-cell>
          <table:table-cell table:style-name="ce22" table:number-columns-repeated="1014"/>
          <table:table-cell table:number-columns-repeated="4"/>
        </table:table-row>
        <table:table-row table:style-name="ro6">
          <table:table-cell table:style-name="ce70" office:value-type="float" office:value="0.3">
            <text:p>0.3</text:p>
          </table:table-cell>
          <table:table-cell table:style-name="ce72" office:value-type="string">
            <text:p>- Remove TriN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4-03-04">
            <text:p>March 04, 2014</text:p>
          </table:table-cell>
          <table:table-cell table:style-name="ce22" table:number-columns-repeated="1014"/>
          <table:table-cell table:number-columns-repeated="4"/>
        </table:table-row>
        <table:table-row table:style-name="ro6">
          <table:table-cell table:style-name="ce70" office:value-type="float" office:value="0.4">
            <text:p>0.4</text:p>
          </table:table-cell>
          <table:table-cell table:style-name="ce72" office:value-type="string">
            <text:p>- Remove AnCV</text:p>
          </table:table-cell>
          <table:table-cell table:style-name="ce72" office:value-type="string">
            <text:p>Thuy Le-Thi-Thanh</text:p>
          </table:table-cell>
          <table:table-cell table:style-name="ce73" office:value-type="date" office:date-value="2014-03-10">
            <text:p>March 10, 2014</text:p>
          </table:table-cell>
          <table:table-cell table:style-name="ce22" table:number-columns-repeated="1014"/>
          <table:table-cell table:number-columns-repeated="4"/>
        </table:table-row>
        <table:table-row table:style-name="ro2" table:number-rows-repeated="3">
          <table:table-cell table:style-name="ce70"/>
          <table:table-cell table:style-name="ce72" table:number-columns-repeated="2"/>
          <table:table-cell table:style-name="ce73"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22" table:number-columns-repeated="3"/>
          <table:table-cell table:style-name="ce74"/>
          <table:table-cell table:style-name="ce2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22" table:number-columns-repeated="1018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1017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71"/>
          <table:table-cell table:style-name="ce22" table:number-columns-repeated="1017"/>
          <table:table-cell table:number-columns-repeated="4"/>
        </table:table-row>
        <table:table-row table:style-name="ro2">
          <table:table-cell/>
          <table:table-cell table:style-name="ce22" table:number-columns-repeated="1017"/>
          <table:table-cell table:number-columns-repeated="4"/>
        </table:table-row>
        <table:table-row table:style-name="ro2" table:number-rows-repeated="11">
          <table:table-cell table:style-name="ce22" table:number-columns-repeated="1018"/>
          <table:table-cell table:number-columns-repeated="4"/>
        </table:table-row>
        <table:table-row table:style-name="ro2">
          <table:table-cell/>
          <table:table-cell table:style-name="ce22" table:number-columns-repeated="1017"/>
          <table:table-cell table:number-columns-repeated="4"/>
        </table:table-row>
        <table:table-row table:style-name="ro2" table:number-rows-repeated="65505">
          <table:table-cell table:style-name="ce22" table:number-columns-repeated="1018"/>
          <table:table-cell table:number-columns-repeated="4"/>
        </table:table-row>
        <table:table-row table:style-name="ro2" table:number-rows-repeated="98303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4" table:print="false">
        <office:forms form:automatic-focus="false" form:apply-design-mode="false"/>
        <table:table-column table:style-name="co26" table:default-cell-style-name="Default"/>
        <table:table-column table:style-name="co7" table:number-columns-repeated="7" table:default-cell-style-name="Default"/>
        <table:table-row table:style-name="ro12">
          <table:table-cell table:style-name="ce57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12" table:number-rows-repeated="4">
          <table:table-cell table:style-name="ce57"/>
          <table:table-cell table:style-name="ce35" table:number-columns-repeated="7"/>
        </table:table-row>
        <table:table-row table:style-name="ro13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4" office:value-type="string">
            <office:annotation office:display="true" draw:style-name="gr3" draw:text-style-name="P2" svg:width="3.4126in" svg:height="1.3232in" svg:x="2.9559in" svg:y="0.0087in" draw:caption-point-x="-0.7689in" draw:caption-point-y="1.3547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64" office:value-type="string">
            <office:annotation draw:style-name="gr2" draw:text-style-name="P2" svg:width="1.1413in" svg:height="0.5457in" svg:x="3.3161in" svg:y="0.8224in" draw:caption-point-x="-0.2402in" draw:caption-point-y="0.5413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64" office:value-type="string">
            <text:p>Working To</text:p>
          </table:table-cell>
          <table:table-cell table:style-name="ce64" office:value-type="string">
            <office:annotation draw:style-name="gr2" draw:text-style-name="P2" svg:width="1.1413in" svg:height="0.7012in" svg:x="5.1161in" svg:y="0.8224in" draw:caption-point-x="-0.2622in" draw:caption-point-y="0.5413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64" office:value-type="string">
            <office:annotation draw:style-name="gr2" draw:text-style-name="P2" svg:width="1.1413in" svg:height="0.3902in" svg:x="5.9831in" svg:y="0.8224in" draw:caption-point-x="-0.2402in" draw:caption-point-y="0.5413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64" office:value-type="string">
            <office:annotation office:display="true" draw:style-name="gr4" draw:text-style-name="P2" svg:width="1.9224in" svg:height="1.4787in" svg:x="7.4327in" svg:y="0.8331in" draw:caption-point-x="-0.8004in" draw:caption-point-y="0.5303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5" office:value-type="float" office:value="0.5">
            <text:p>0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7]);DATE(YEAR([.D7]);12;31);NOW())" office:value-type="date" office:date-value="2014-03-26T17:16:54.74">
            <text:p>03/26/14</text:p>
          </table:table-cell>
          <table:table-cell table:style-name="ce65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3">
            <text:p>3</text:p>
          </table:table-cell>
          <table:table-cell table:style-name="ce67" table:formula="of:=SUMPRODUCT([Thong_Tin_Ngay_Nghi_201401.$B$3:.$B$18]=[.B7];[Thong_Tin_Ngay_Nghi_201401.$C$3:.$C$18]) + SUMPRODUCT([Thong_Tin_Ngay_Nghi_201402.$B$3:.$B$22]=[.B7];[Thong_Tin_Ngay_Nghi_201402.$C$3:.$C$22]) + SUMPRODUCT([Thong_Tin_Ngay_Nghi_201403.$B$3:.$B$25]=[.B7];[Thong_Tin_Ngay_Nghi_201403.$C$3:.$C$25])" office:value-type="float" office:value="0">
            <text:p>0</text:p>
          </table:table-cell>
          <table:table-cell table:style-name="ce65" table:formula="of:=IF(OR([.C7]-[.G7]&lt;=0; DATE(YEAR([.E7]);MONTH([.E7]);DAY([.E7]))&lt;=DATE(YEAR([.E7]);3;31)); [.F7]+[.C7]-[.G7]; [.F7]-[.C7]+[.G7])" office:value-type="float" office:value="3.5">
            <text:p>3.5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8]);DATE(YEAR([.D8]);12;31);NOW())" office:value-type="date" office:date-value="2014-03-26T17:16:54.74">
            <text:p>03/26/14</text:p>
          </table:table-cell>
          <table:table-cell table:style-name="ce65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3">
            <text:p>3</text:p>
          </table:table-cell>
          <table:table-cell table:style-name="ce67" table:formula="of:=SUMPRODUCT([Thong_Tin_Ngay_Nghi_201401.$B$3:.$B$18]=[.B8];[Thong_Tin_Ngay_Nghi_201401.$C$3:.$C$18]) + SUMPRODUCT([Thong_Tin_Ngay_Nghi_201402.$B$3:.$B$22]=[.B8];[Thong_Tin_Ngay_Nghi_201402.$C$3:.$C$22]) + SUMPRODUCT([Thong_Tin_Ngay_Nghi_201403.$B$3:.$B$25]=[.B8];[Thong_Tin_Ngay_Nghi_201403.$C$3:.$C$25])" office:value-type="float" office:value="9">
            <text:p>9</text:p>
          </table:table-cell>
          <table:table-cell table:style-name="ce65" table:formula="of:=IF(OR([.C8]-[.G8]&lt;=0; DATE(YEAR([.E8]);MONTH([.E8]);DAY([.E8]))&lt;=DATE(YEAR([.E8]);3;31)); [.F8]+[.C8]-[.G8]; [.F8]-[.C8]+[.G8])" office:value-type="float" office:value="-6">
            <text:p>-6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2-17">
            <text:p>02/17/14</text:p>
          </table:table-cell>
          <table:table-cell table:style-name="ce66" table:formula="of:=IF(YEAR(NOW())&gt;YEAR([.D9]);DATE(YEAR([.D9]);12;31);NOW())" office:value-type="date" office:date-value="2014-03-26T17:16:54.74">
            <text:p>03/26/14</text:p>
          </table:table-cell>
          <table:table-cell table:style-name="ce65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1">
            <text:p>1</text:p>
          </table:table-cell>
          <table:table-cell table:style-name="ce67" table:formula="of:=SUMPRODUCT([Thong_Tin_Ngay_Nghi_201401.$B$3:.$B$18]=[.B9];[Thong_Tin_Ngay_Nghi_201401.$C$3:.$C$18]) + SUMPRODUCT([Thong_Tin_Ngay_Nghi_201402.$B$3:.$B$22]=[.B9];[Thong_Tin_Ngay_Nghi_201402.$C$3:.$C$22]) + SUMPRODUCT([Thong_Tin_Ngay_Nghi_201403.$B$3:.$B$25]=[.B9];[Thong_Tin_Ngay_Nghi_201403.$C$3:.$C$25])" office:value-type="float" office:value="0">
            <text:p>0</text:p>
          </table:table-cell>
          <table:table-cell table:style-name="ce65" table:formula="of:=IF(OR([.C9]-[.G9]&lt;=0; DATE(YEAR([.E9]);MONTH([.E9]);DAY([.E9]))&lt;=DATE(YEAR([.E9]);3;31)); [.F9]+[.C9]-[.G9]; [.F9]-[.C9]+[.G9])" office:value-type="float" office:value="1">
            <text:p>1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0]);DATE(YEAR([.D10]);12;31);NOW())" office:value-type="date" office:date-value="2014-03-26T17:16:54.74">
            <text:p>03/26/14</text:p>
          </table:table-cell>
          <table:table-cell table:style-name="ce65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3">
            <text:p>3</text:p>
          </table:table-cell>
          <table:table-cell table:style-name="ce67" table:formula="of:=SUMPRODUCT([Thong_Tin_Ngay_Nghi_201401.$B$3:.$B$18]=[.B10];[Thong_Tin_Ngay_Nghi_201401.$C$3:.$C$18]) + SUMPRODUCT([Thong_Tin_Ngay_Nghi_201402.$B$3:.$B$22]=[.B10];[Thong_Tin_Ngay_Nghi_201402.$C$3:.$C$22]) + SUMPRODUCT([Thong_Tin_Ngay_Nghi_201403.$B$3:.$B$25]=[.B10];[Thong_Tin_Ngay_Nghi_201403.$C$3:.$C$25])" office:value-type="float" office:value="3">
            <text:p>3</text:p>
          </table:table-cell>
          <table:table-cell table:style-name="ce65" table:formula="of:=IF(OR([.C10]-[.G10]&lt;=0; DATE(YEAR([.E10]);MONTH([.E10]);DAY([.E10]))&lt;=DATE(YEAR([.E10]);3;31)); [.F10]+[.C10]-[.G10]; [.F10]-[.C10]+[.G10])" office:value-type="float" office:value="0">
            <text:p>0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office:annotation draw:style-name="gr2" draw:text-style-name="P2" svg:width="1.1413in" svg:height="0.8567in" svg:x="1.5382in" svg:y="2.2902in" draw:caption-point-x="-0.2402in" draw:caption-point-y="0.6012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65"/>
          <table:table-cell table:style-name="ce66" office:value-type="date" office:date-value="2014-01-01">
            <text:p>01/01/14</text:p>
          </table:table-cell>
          <table:table-cell table:style-name="ce66" table:formula="of:=IF(YEAR(NOW())&gt;YEAR([.D11]);DATE(YEAR([.D11]);12;31);NOW())" office:value-type="date" office:date-value="2014-03-26T17:16:54.74">
            <text:p>03/26/14</text:p>
          </table:table-cell>
          <table:table-cell table:style-name="ce65"/>
          <table:table-cell table:style-name="ce67" table:formula="of:=SUMPRODUCT([Thong_Tin_Ngay_Nghi_201401.$B$3:.$B$18]=[.B11];[Thong_Tin_Ngay_Nghi_201401.$C$3:.$C$18]) + SUMPRODUCT([Thong_Tin_Ngay_Nghi_201402.$B$3:.$B$22]=[.B11];[Thong_Tin_Ngay_Nghi_201402.$C$3:.$C$22]) + SUMPRODUCT([Thong_Tin_Ngay_Nghi_201403.$B$3:.$B$25]=[.B11];[Thong_Tin_Ngay_Nghi_201403.$C$3:.$C$25])" office:value-type="float" office:value="6.5">
            <text:p>6.5</text:p>
          </table:table-cell>
          <table:table-cell table:style-name="ce6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2]);DATE(YEAR([.D12]);12;31);NOW())" office:value-type="date" office:date-value="2014-03-26T17:16:54.74">
            <text:p>03/26/14</text:p>
          </table:table-cell>
          <table:table-cell table:style-name="ce65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3">
            <text:p>3</text:p>
          </table:table-cell>
          <table:table-cell table:style-name="ce67" table:formula="of:=SUMPRODUCT([Thong_Tin_Ngay_Nghi_201401.$B$3:.$B$18]=[.B12];[Thong_Tin_Ngay_Nghi_201401.$C$3:.$C$18]) + SUMPRODUCT([Thong_Tin_Ngay_Nghi_201402.$B$3:.$B$22]=[.B12];[Thong_Tin_Ngay_Nghi_201402.$C$3:.$C$22]) + SUMPRODUCT([Thong_Tin_Ngay_Nghi_201403.$B$3:.$B$25]=[.B12];[Thong_Tin_Ngay_Nghi_201403.$C$3:.$C$25])" office:value-type="float" office:value="3">
            <text:p>3</text:p>
          </table:table-cell>
          <table:table-cell table:style-name="ce65" table:formula="of:=IF(OR([.C12]-[.G12]&lt;=0; DATE(YEAR([.E12]);MONTH([.E12]);DAY([.E12]))&lt;=DATE(YEAR([.E12]);3;31)); [.F12]+[.C12]-[.G12]; [.F12]-[.C12]+[.G12])" office:value-type="float" office:value="0">
            <text:p>0</text:p>
          </table:table-cell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5" office:value-type="float" office:value="1">
            <text:p>1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3]);DATE(YEAR([.D13]);12;31);NOW())" office:value-type="date" office:date-value="2014-03-26T17:16:54.74">
            <text:p>03/26/14</text:p>
          </table:table-cell>
          <table:table-cell table:style-name="ce65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3">
            <text:p>3</text:p>
          </table:table-cell>
          <table:table-cell table:style-name="ce67" table:formula="of:=SUMPRODUCT([Thong_Tin_Ngay_Nghi_201401.$B$3:.$B$18]=[.B13];[Thong_Tin_Ngay_Nghi_201401.$C$3:.$C$18]) + SUMPRODUCT([Thong_Tin_Ngay_Nghi_201402.$B$3:.$B$22]=[.B13];[Thong_Tin_Ngay_Nghi_201402.$C$3:.$C$22]) + SUMPRODUCT([Thong_Tin_Ngay_Nghi_201403.$B$3:.$B$25]=[.B13];[Thong_Tin_Ngay_Nghi_201403.$C$3:.$C$25])" office:value-type="float" office:value="2">
            <text:p>2</text:p>
          </table:table-cell>
          <table:table-cell table:style-name="ce65" table:formula="of:=IF(OR([.C13]-[.G13]&lt;=0; DATE(YEAR([.E13]);MONTH([.E13]);DAY([.E13]))&lt;=DATE(YEAR([.E13]);3;31)); [.F13]+[.C13]-[.G13]; [.F13]-[.C13]+[.G13])" office:value-type="float" office:value="2">
            <text:p>2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0">
            <text:p>03/10/14</text:p>
          </table:table-cell>
          <table:table-cell table:style-name="ce66" table:formula="of:=IF(YEAR(NOW())&gt;YEAR([.D14]);DATE(YEAR([.D14]);12;31);NOW())" office:value-type="date" office:date-value="2014-03-26T17:16:54.74">
            <text:p>03/26/14</text:p>
          </table:table-cell>
          <table:table-cell table:style-name="ce65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">
            <text:p>1</text:p>
          </table:table-cell>
          <table:table-cell table:style-name="ce67" table:formula="of:=SUMPRODUCT([Thong_Tin_Ngay_Nghi_201401.$B$3:.$B$18]=[.B14];[Thong_Tin_Ngay_Nghi_201401.$C$3:.$C$18]) + SUMPRODUCT([Thong_Tin_Ngay_Nghi_201402.$B$3:.$B$22]=[.B14];[Thong_Tin_Ngay_Nghi_201402.$C$3:.$C$22]) + SUMPRODUCT([Thong_Tin_Ngay_Nghi_201403.$B$3:.$B$25]=[.B14];[Thong_Tin_Ngay_Nghi_201403.$C$3:.$C$25])" office:value-type="float" office:value="0.5">
            <text:p>0.5</text:p>
          </table:table-cell>
          <table:table-cell table:style-name="ce65" table:formula="of:=IF(OR([.C14]-[.G14]&lt;=0; DATE(YEAR([.E14]);MONTH([.E14]);DAY([.E14]))&lt;=DATE(YEAR([.E14]);3;31)); [.F14]+[.C14]-[.G14]; [.F14]-[.C14]+[.G14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13">
            <text:p>01/13/14</text:p>
          </table:table-cell>
          <table:table-cell table:style-name="ce66" table:formula="of:=IF(YEAR(NOW())&gt;YEAR([.D15]);DATE(YEAR([.D15]);12;31);NOW())" office:value-type="date" office:date-value="2014-03-26T17:16:54.74">
            <text:p>03/26/14</text:p>
          </table:table-cell>
          <table:table-cell table:style-name="ce65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3">
            <text:p>3</text:p>
          </table:table-cell>
          <table:table-cell table:style-name="ce67" table:formula="of:=SUMPRODUCT([Thong_Tin_Ngay_Nghi_201401.$B$3:.$B$18]=[.B15];[Thong_Tin_Ngay_Nghi_201401.$C$3:.$C$18]) + SUMPRODUCT([Thong_Tin_Ngay_Nghi_201402.$B$3:.$B$22]=[.B15];[Thong_Tin_Ngay_Nghi_201402.$C$3:.$C$22]) + SUMPRODUCT([Thong_Tin_Ngay_Nghi_201403.$B$3:.$B$25]=[.B15];[Thong_Tin_Ngay_Nghi_201403.$C$3:.$C$25])" office:value-type="float" office:value="3">
            <text:p>3</text:p>
          </table:table-cell>
          <table:table-cell table:style-name="ce65" table:formula="of:=IF(OR([.C15]-[.G15]&lt;=0; DATE(YEAR([.E15]);MONTH([.E15]);DAY([.E15]))&lt;=DATE(YEAR([.E15]);3;31)); [.F15]+[.C15]-[.G15]; [.F15]-[.C15]+[.G15])" office:value-type="float" office:value="0">
            <text:p>0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6]);DATE(YEAR([.D16]);12;31);NOW())" office:value-type="date" office:date-value="2014-03-26T17:16:54.74">
            <text:p>03/26/14</text:p>
          </table:table-cell>
          <table:table-cell table:style-name="ce65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3">
            <text:p>3</text:p>
          </table:table-cell>
          <table:table-cell table:style-name="ce67" table:formula="of:=SUMPRODUCT([Thong_Tin_Ngay_Nghi_201401.$B$3:.$B$18]=[.B16];[Thong_Tin_Ngay_Nghi_201401.$C$3:.$C$18]) + SUMPRODUCT([Thong_Tin_Ngay_Nghi_201402.$B$3:.$B$22]=[.B16];[Thong_Tin_Ngay_Nghi_201402.$C$3:.$C$22]) + SUMPRODUCT([Thong_Tin_Ngay_Nghi_201403.$B$3:.$B$25]=[.B16];[Thong_Tin_Ngay_Nghi_201403.$C$3:.$C$25])" office:value-type="float" office:value="10">
            <text:p>10</text:p>
          </table:table-cell>
          <table:table-cell table:style-name="ce65" table:formula="of:=IF(OR([.C16]-[.G16]&lt;=0; DATE(YEAR([.E16]);MONTH([.E16]);DAY([.E16]))&lt;=DATE(YEAR([.E16]);3;31)); [.F16]+[.C16]-[.G16]; [.F16]-[.C16]+[.G16])" office:value-type="float" office:value="-7">
            <text:p>-7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inhN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7">
            <text:p>03/17/14</text:p>
          </table:table-cell>
          <table:table-cell table:style-name="ce66" office:value-type="date" office:date-value="2014-03-18">
            <text:p>03/18/14</text:p>
          </table:table-cell>
          <table:table-cell table:style-name="ce65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0">
            <text:p>0</text:p>
          </table:table-cell>
          <table:table-cell table:style-name="ce67" table:formula="of:=SUMPRODUCT([Thong_Tin_Ngay_Nghi_201401.$B$3:.$B$18]=[.B17];[Thong_Tin_Ngay_Nghi_201401.$C$3:.$C$18]) + SUMPRODUCT([Thong_Tin_Ngay_Nghi_201402.$B$3:.$B$22]=[.B17];[Thong_Tin_Ngay_Nghi_201402.$C$3:.$C$22]) + SUMPRODUCT([Thong_Tin_Ngay_Nghi_201403.$B$3:.$B$25]=[.B17];[Thong_Tin_Ngay_Nghi_201403.$C$3:.$C$25])" office:value-type="float" office:value="0">
            <text:p>0</text:p>
          </table:table-cell>
          <table:table-cell table:style-name="ce65" table:formula="of:=IF(OR([.C17]-[.G17]&lt;=0; DATE(YEAR([.E17]);MONTH([.E17]);DAY([.E17]))&lt;=DATE(YEAR([.E17]);3;31)); [.F17]+[.C17]-[.G17]; [.F17]-[.C17]+[.G17])" office:value-type="float" office:value="0">
            <text:p>0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8]);DATE(YEAR([.D18]);12;31);NOW())" office:value-type="date" office:date-value="2014-03-26T17:16:54.74">
            <text:p>03/26/14</text:p>
          </table:table-cell>
          <table:table-cell table:style-name="ce65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67" table:formula="of:=SUMPRODUCT([Thong_Tin_Ngay_Nghi_201401.$B$3:.$B$18]=[.B18];[Thong_Tin_Ngay_Nghi_201401.$C$3:.$C$18]) + SUMPRODUCT([Thong_Tin_Ngay_Nghi_201402.$B$3:.$B$22]=[.B18];[Thong_Tin_Ngay_Nghi_201402.$C$3:.$C$22]) + SUMPRODUCT([Thong_Tin_Ngay_Nghi_201403.$B$3:.$B$25]=[.B18];[Thong_Tin_Ngay_Nghi_201403.$C$3:.$C$25])" office:value-type="float" office:value="3.5">
            <text:p>3.5</text:p>
          </table:table-cell>
          <table:table-cell table:style-name="ce65" table:formula="of:=IF(OR([.C18]-[.G18]&lt;=0; DATE(YEAR([.E18]);MONTH([.E18]);DAY([.E18]))&lt;=DATE(YEAR([.E18]);3;31)); [.F18]+[.C18]-[.G18]; [.F18]-[.C18]+[.G18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5" office:value-type="float" office:value="1.5">
            <text:p>1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9]);DATE(YEAR([.D19]);12;31);NOW())" office:value-type="date" office:date-value="2014-03-26T17:16:54.74">
            <text:p>03/26/14</text:p>
          </table:table-cell>
          <table:table-cell table:style-name="ce65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3">
            <text:p>3</text:p>
          </table:table-cell>
          <table:table-cell table:style-name="ce67" table:formula="of:=SUMPRODUCT([Thong_Tin_Ngay_Nghi_201401.$B$3:.$B$18]=[.B19];[Thong_Tin_Ngay_Nghi_201401.$C$3:.$C$18]) + SUMPRODUCT([Thong_Tin_Ngay_Nghi_201402.$B$3:.$B$22]=[.B19];[Thong_Tin_Ngay_Nghi_201402.$C$3:.$C$22]) + SUMPRODUCT([Thong_Tin_Ngay_Nghi_201403.$B$3:.$B$25]=[.B19];[Thong_Tin_Ngay_Nghi_201403.$C$3:.$C$25])" office:value-type="float" office:value="4">
            <text:p>4</text:p>
          </table:table-cell>
          <table:table-cell table:style-name="ce65" table:formula="of:=IF(OR([.C19]-[.G19]&lt;=0; DATE(YEAR([.E19]);MONTH([.E19]);DAY([.E19]))&lt;=DATE(YEAR([.E19]);3;31)); [.F19]+[.C19]-[.G19]; [.F19]-[.C19]+[.G19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5" office:value-type="float" office:value="0.5">
            <text:p>0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0]);DATE(YEAR([.D20]);12;31);NOW())" office:value-type="date" office:date-value="2014-03-26T17:16:54.74">
            <text:p>03/26/14</text:p>
          </table:table-cell>
          <table:table-cell table:style-name="ce65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3">
            <text:p>3</text:p>
          </table:table-cell>
          <table:table-cell table:style-name="ce67" table:formula="of:=SUMPRODUCT([Thong_Tin_Ngay_Nghi_201401.$B$3:.$B$18]=[.B20];[Thong_Tin_Ngay_Nghi_201401.$C$3:.$C$18]) + SUMPRODUCT([Thong_Tin_Ngay_Nghi_201402.$B$3:.$B$22]=[.B20];[Thong_Tin_Ngay_Nghi_201402.$C$3:.$C$22]) + SUMPRODUCT([Thong_Tin_Ngay_Nghi_201403.$B$3:.$B$25]=[.B20];[Thong_Tin_Ngay_Nghi_201403.$C$3:.$C$25])" office:value-type="float" office:value="4.5">
            <text:p>4.5</text:p>
          </table:table-cell>
          <table:table-cell table:style-name="ce65" table:formula="of:=IF(OR([.C20]-[.G20]&lt;=0; DATE(YEAR([.E20]);MONTH([.E20]);DAY([.E20]))&lt;=DATE(YEAR([.E20]);3;31)); [.F20]+[.C20]-[.G20]; [.F20]-[.C20]+[.G20])" office:value-type="float" office:value="-1">
            <text:p>-1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5" office:value-type="float" office:value="2.5">
            <text:p>2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1]);DATE(YEAR([.D21]);12;31);NOW())" office:value-type="date" office:date-value="2014-03-26T17:16:54.74">
            <text:p>03/26/14</text:p>
          </table:table-cell>
          <table:table-cell table:style-name="ce65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3">
            <text:p>3</text:p>
          </table:table-cell>
          <table:table-cell table:style-name="ce67" table:formula="of:=SUMPRODUCT([Thong_Tin_Ngay_Nghi_201401.$B$3:.$B$18]=[.B21];[Thong_Tin_Ngay_Nghi_201401.$C$3:.$C$18]) + SUMPRODUCT([Thong_Tin_Ngay_Nghi_201402.$B$3:.$B$22]=[.B21];[Thong_Tin_Ngay_Nghi_201402.$C$3:.$C$22]) + SUMPRODUCT([Thong_Tin_Ngay_Nghi_201403.$B$3:.$B$25]=[.B21];[Thong_Tin_Ngay_Nghi_201403.$C$3:.$C$25])" office:value-type="float" office:value="8">
            <text:p>8</text:p>
          </table:table-cell>
          <table:table-cell table:style-name="ce65" table:formula="of:=IF(OR([.C21]-[.G21]&lt;=0; DATE(YEAR([.E21]);MONTH([.E21]);DAY([.E21]))&lt;=DATE(YEAR([.E21]);3;31)); [.F21]+[.C21]-[.G21]; [.F21]-[.C21]+[.G21])" office:value-type="float" office:value="-2.5">
            <text:p>-2.5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5" office:value-type="float" office:value="1.5">
            <text:p>1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2]);DATE(YEAR([.D22]);12;31);NOW())" office:value-type="date" office:date-value="2014-03-26T17:16:54.74">
            <text:p>03/26/14</text:p>
          </table:table-cell>
          <table:table-cell table:style-name="ce65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3">
            <text:p>3</text:p>
          </table:table-cell>
          <table:table-cell table:style-name="ce67" table:formula="of:=SUMPRODUCT([Thong_Tin_Ngay_Nghi_201401.$B$3:.$B$18]=[.B22];[Thong_Tin_Ngay_Nghi_201401.$C$3:.$C$18]) + SUMPRODUCT([Thong_Tin_Ngay_Nghi_201402.$B$3:.$B$22]=[.B22];[Thong_Tin_Ngay_Nghi_201402.$C$3:.$C$22]) + SUMPRODUCT([Thong_Tin_Ngay_Nghi_201403.$B$3:.$B$25]=[.B22];[Thong_Tin_Ngay_Nghi_201403.$C$3:.$C$25])" office:value-type="float" office:value="6.5">
            <text:p>6.5</text:p>
          </table:table-cell>
          <table:table-cell table:style-name="ce65" table:formula="of:=IF(OR([.C22]-[.G22]&lt;=0; DATE(YEAR([.E22]);MONTH([.E22]);DAY([.E22]))&lt;=DATE(YEAR([.E22]);3;31)); [.F22]+[.C22]-[.G22]; [.F22]-[.C22]+[.G22])" office:value-type="float" office:value="-2">
            <text:p>-2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3">
            <text:p>03/13/14</text:p>
          </table:table-cell>
          <table:table-cell table:style-name="ce66" table:formula="of:=IF(YEAR(NOW())&gt;YEAR([.D23]);DATE(YEAR([.D23]);12;31);NOW())" office:value-type="date" office:date-value="2014-03-26T17:16:54.74">
            <text:p>03/26/14</text:p>
          </table:table-cell>
          <table:table-cell table:style-name="ce65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1">
            <text:p>1</text:p>
          </table:table-cell>
          <table:table-cell table:style-name="ce67" table:formula="of:=SUMPRODUCT([Thong_Tin_Ngay_Nghi_201401.$B$3:.$B$18]=[.B23];[Thong_Tin_Ngay_Nghi_201401.$C$3:.$C$18]) + SUMPRODUCT([Thong_Tin_Ngay_Nghi_201402.$B$3:.$B$22]=[.B23];[Thong_Tin_Ngay_Nghi_201402.$C$3:.$C$22]) + SUMPRODUCT([Thong_Tin_Ngay_Nghi_201403.$B$3:.$B$25]=[.B23];[Thong_Tin_Ngay_Nghi_201403.$C$3:.$C$25])" office:value-type="float" office:value="0">
            <text:p>0</text:p>
          </table:table-cell>
          <table:table-cell table:style-name="ce65" table:formula="of:=IF(OR([.C23]-[.G23]&lt;=0; DATE(YEAR([.E23]);MONTH([.E23]);DAY([.E23]))&lt;=DATE(YEAR([.E23]);3;31)); [.F23]+[.C23]-[.G23]; [.F23]-[.C23]+[.G23])" office:value-type="float" office:value="1">
            <text:p>1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5" office:value-type="float" office:value="4.5">
            <text:p>4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4]);DATE(YEAR([.D24]);12;31);NOW())" office:value-type="date" office:date-value="2014-03-26T17:16:56.91">
            <text:p>03/26/14</text:p>
          </table:table-cell>
          <table:table-cell table:style-name="ce65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3">
            <text:p>3</text:p>
          </table:table-cell>
          <table:table-cell table:style-name="ce67" table:formula="of:=SUMPRODUCT([Thong_Tin_Ngay_Nghi_201401.$B$3:.$B$18]=[.B24];[Thong_Tin_Ngay_Nghi_201401.$C$3:.$C$18]) + SUMPRODUCT([Thong_Tin_Ngay_Nghi_201402.$B$3:.$B$22]=[.B24];[Thong_Tin_Ngay_Nghi_201402.$C$3:.$C$22]) + SUMPRODUCT([Thong_Tin_Ngay_Nghi_201403.$B$3:.$B$25]=[.B24];[Thong_Tin_Ngay_Nghi_201403.$C$3:.$C$25])" office:value-type="float" office:value="6">
            <text:p>6</text:p>
          </table:table-cell>
          <table:table-cell table:style-name="ce65" table:formula="of:=IF(OR([.C24]-[.G24]&lt;=0; DATE(YEAR([.E24]);MONTH([.E24]);DAY([.E24]))&lt;=DATE(YEAR([.E24]);3;31)); [.F24]+[.C24]-[.G24]; [.F24]-[.C24]+[.G24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5]);DATE(YEAR([.D25]);12;31);NOW())" office:value-type="date" office:date-value="2014-03-26T17:16:56.91">
            <text:p>03/26/14</text:p>
          </table:table-cell>
          <table:table-cell table:style-name="ce65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3">
            <text:p>3</text:p>
          </table:table-cell>
          <table:table-cell table:style-name="ce67" table:formula="of:=SUMPRODUCT([Thong_Tin_Ngay_Nghi_201401.$B$3:.$B$18]=[.B25];[Thong_Tin_Ngay_Nghi_201401.$C$3:.$C$18]) + SUMPRODUCT([Thong_Tin_Ngay_Nghi_201402.$B$3:.$B$22]=[.B25];[Thong_Tin_Ngay_Nghi_201402.$C$3:.$C$22]) + SUMPRODUCT([Thong_Tin_Ngay_Nghi_201403.$B$3:.$B$25]=[.B25];[Thong_Tin_Ngay_Nghi_201403.$C$3:.$C$25])" office:value-type="float" office:value="4.5">
            <text:p>4.5</text:p>
          </table:table-cell>
          <table:table-cell table:style-name="ce65" table:formula="of:=IF(OR([.C25]-[.G25]&lt;=0; DATE(YEAR([.E25]);MONTH([.E25]);DAY([.E25]))&lt;=DATE(YEAR([.E25]);3;31)); [.F25]+[.C25]-[.G25]; [.F25]-[.C25]+[.G25])" office:value-type="float" office:value="-1.5">
            <text:p>-1.5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oiT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2-10">
            <text:p>02/10/14</text:p>
          </table:table-cell>
          <table:table-cell table:style-name="ce66" table:formula="of:=IF(YEAR(NOW())&gt;YEAR([.D26]);DATE(YEAR([.D26]);12;31);NOW())" office:value-type="date" office:date-value="2014-03-26T17:16:56.91">
            <text:p>03/26/14</text:p>
          </table:table-cell>
          <table:table-cell table:style-name="ce65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2">
            <text:p>2</text:p>
          </table:table-cell>
          <table:table-cell table:style-name="ce67" table:formula="of:=SUMPRODUCT([Thong_Tin_Ngay_Nghi_201401.$B$3:.$B$18]=[.B26];[Thong_Tin_Ngay_Nghi_201401.$C$3:.$C$18]) + SUMPRODUCT([Thong_Tin_Ngay_Nghi_201402.$B$3:.$B$22]=[.B26];[Thong_Tin_Ngay_Nghi_201402.$C$3:.$C$22]) + SUMPRODUCT([Thong_Tin_Ngay_Nghi_201403.$B$3:.$B$25]=[.B26];[Thong_Tin_Ngay_Nghi_201403.$C$3:.$C$25])" office:value-type="float" office:value="1.5">
            <text:p>1.5</text:p>
          </table:table-cell>
          <table:table-cell table:style-name="ce65" table:formula="of:=IF(OR([.C26]-[.G26]&lt;=0; DATE(YEAR([.E26]);MONTH([.E26]);DAY([.E26]))&lt;=DATE(YEAR([.E26]);3;31)); [.F26]+[.C26]-[.G26]; [.F26]-[.C26]+[.G26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65" office:value-type="float" office:value="2">
            <text:p>2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7]);DATE(YEAR([.D27]);12;31);NOW())" office:value-type="date" office:date-value="2014-03-26T17:16:56.91">
            <text:p>03/26/14</text:p>
          </table:table-cell>
          <table:table-cell table:style-name="ce65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3">
            <text:p>3</text:p>
          </table:table-cell>
          <table:table-cell table:style-name="ce67" table:formula="of:=SUMPRODUCT([Thong_Tin_Ngay_Nghi_201401.$B$3:.$B$18]=[.B27];[Thong_Tin_Ngay_Nghi_201401.$C$3:.$C$18]) + SUMPRODUCT([Thong_Tin_Ngay_Nghi_201402.$B$3:.$B$22]=[.B27];[Thong_Tin_Ngay_Nghi_201402.$C$3:.$C$22]) + SUMPRODUCT([Thong_Tin_Ngay_Nghi_201403.$B$3:.$B$25]=[.B27];[Thong_Tin_Ngay_Nghi_201403.$C$3:.$C$25])" office:value-type="float" office:value="3.5">
            <text:p>3.5</text:p>
          </table:table-cell>
          <table:table-cell table:style-name="ce65" table:formula="of:=IF(OR([.C27]-[.G27]&lt;=0; DATE(YEAR([.E27]);MONTH([.E27]);DAY([.E27]))&lt;=DATE(YEAR([.E27]);3;31)); [.F27]+[.C27]-[.G27]; [.F27]-[.C27]+[.G27])" office:value-type="float" office:value="1.5">
            <text:p>1.5</text:p>
          </table:table-cell>
        </table:table-row>
        <table:table-row table:style-name="ro2" table:number-rows-repeated="13">
          <table:table-cell table:number-columns-repeated="8"/>
        </table:table-row>
        <table:table-row table:style-name="ro14">
          <table:table-cell table:number-columns-repeated="8"/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9" office:value-type="string" table:number-columns-spanned="28" table:number-rows-spanned="1">
            <text:p>February</text:p>
          </table:table-cell>
          <table:covered-table-cell table:number-columns-repeated="27" table:style-name="ce6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0" office:value-type="float" office:value="1">
            <office:annotation draw:style-name="gr2" draw:text-style-name="P2" svg:width="1.1413in" svg:height="0.2346in" svg:x="2.5587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0" office:value-type="float" office:value="2">
            <office:annotation draw:style-name="gr2" draw:text-style-name="P2" svg:width="1.1413in" svg:height="0.2346in" svg:x="2.928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0" office:value-type="float" office:value="3">
            <office:annotation draw:style-name="gr2" draw:text-style-name="P2" svg:width="1.1413in" svg:height="0.2346in" svg:x="3.2976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0" office:value-type="float" office:value="4">
            <office:annotation draw:style-name="gr2" draw:text-style-name="P2" svg:width="1.1413in" svg:height="0.2346in" svg:x="3.6669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0" office:value-type="float" office:value="5">
            <office:annotation draw:style-name="gr2" draw:text-style-name="P2" svg:width="1.1413in" svg:height="0.2346in" svg:x="4.0362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-9">
            <text:p>-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-16">
            <text:p>-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-23">
            <text:p>-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8" table:formula="of:=SUM([.D3:.AE3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8" table:formula="of:=SUM([.D4:.AE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8" table:formula="of:=SUM([.D5:.AE5])" office:value-type="float" office:value="0">
            <text:p>0</text:p>
          </table:table-cell>
          <table:table-cell table:style-name="ce61" table:number-columns-repeated="16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8" table:formula="of:=SUM([.D6:.AE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9.9476in" svg:y="0.6323in" draw:caption-point-x="-0.2402in" draw:caption-point-y="0.5953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8567in" svg:x="11.0559in" svg:y="0.6323in" draw:caption-point-x="-0.2402in" draw:caption-point-y="0.5953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1.4252in" svg:y="0.6323in" draw:caption-point-x="-0.2402in" draw:caption-point-y="0.5953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2.1642in" svg:y="0.6323in" draw:caption-point-x="-0.2402in" draw:caption-point-y="0.5953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8" table:formula="of:=SUM([.D7:.AE7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8" table:formula="of:=SUM([.D8:.AE8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8" table:formula="of:=SUM([.D9:.AE9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58" table:formula="of:=SUM([.D10:.AE1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58" table:formula="of:=SUM([.D11:.AE1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58" table:formula="of:=SUM([.D12:.AE12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58" table:formula="of:=SUM([.D13:.AE13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58" table:formula="of:=SUM([.D14:.AE14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58" table:formula="of:=SUM([.D15:.AE15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11.7949in" svg:y="2.8614in" draw:caption-point-x="-0.2402in" draw:caption-point-y="0.5953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58" table:formula="of:=SUM([.D16:.AE1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58" table:formula="of:=SUM([.D17:.AE17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58" table:formula="of:=SUM([.D18:.AE18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oiTT</text:p>
          </table:table-cell>
          <table:table-cell table:style-name="ce58" table:formula="of:=SUM([.D19:.AE19])" office:value-type="float" office:value="0.5">
            <text:p>0.5</text:p>
          </table:table-cell>
          <table:table-cell table:style-name="ce61" table:number-columns-repeated="9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58" table:formula="of:=SUM([.D20:.AE2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8" office:value-type="string" table:number-columns-spanned="31" table:number-rows-spanned="1">
            <text:p>March</text:p>
          </table:table-cell>
          <table:covered-table-cell table:number-columns-repeated="30" table:style-name="ce81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-9">
            <text:p>-9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-15">
            <text:p>-15</text:p>
          </table:table-cell>
          <table:table-cell table:style-name="ce79" office:value-type="float" office:value="-16">
            <text:p>-1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-22">
            <text:p>-22</text:p>
          </table:table-cell>
          <table:table-cell table:style-name="ce79" office:value-type="float" office:value="-23">
            <text:p>-23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28">
            <text:p>28</text:p>
          </table:table-cell>
          <table:table-cell table:style-name="ce79" office:value-type="float" office:value="-29">
            <text:p>-29</text:p>
          </table:table-cell>
          <table:table-cell table:style-name="ce79" office:value-type="float" office:value="-30">
            <text:p>-30</text:p>
          </table:table-cell>
          <table:table-cell table:style-name="ce79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7" table:formula="of:=SUM([.D3:.AE3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7" table:formula="of:=SUM([.D4:.AE4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77" table:formula="of:=SUM([.D5:.AE5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77" table:formula="of:=SUM([.D6:.AE6])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2" svg:width="1.1413in" svg:height="0.8567in" svg:x="3.2976in" svg:y="0.6319in" draw:caption-point-x="-0.2402in" draw:caption-point-y="0.5957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2" svg:width="1.1413in" svg:height="0.8567in" svg:x="3.6669in" svg:y="0.6319in" draw:caption-point-x="-0.2402in" draw:caption-point-y="0.5957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2" svg:width="1.1413in" svg:height="0.8567in" svg:x="4.0362in" svg:y="0.6319in" draw:caption-point-x="-0.2402in" draw:caption-point-y="0.5957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2" svg:width="1.1413in" svg:height="0.8567in" svg:x="5.8835in" svg:y="0.6319in" draw:caption-point-x="-0.2402in" draw:caption-point-y="0.5957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77" table:formula="of:=SUM([.D7:.AE7])" office:value-type="float" office:value="1.5">
            <text:p>1.5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77" table:formula="of:=SUM([.D8:.AE8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77" table:formula="of:=SUM([.D9:.AE9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77" table:formula="of:=SUM([.D10:.AE10])" office:value-type="float" office:value="0.5">
            <text:p>0.5</text:p>
          </table:table-cell>
          <table:table-cell table:style-name="ce80" table:number-columns-repeated="9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77" table:formula="of:=SUM([.D11:.AE11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7" table:formula="of:=SUM([.D12:.AE12])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inhNT</text:p>
          </table:table-cell>
          <table:table-cell table:style-name="ce77" table:formula="of:=SUM([.D13:.AE13])" office:value-type="float" office:value="0">
            <text:p>0</text:p>
          </table:table-cell>
          <table:table-cell table:style-name="ce80" table:number-columns-repeated="16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77" table:formula="of:=SUM([.D14:.AE14])" office:value-type="float" office:value="1.5">
            <text:p>1.5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2" svg:width="1.1413in" svg:height="0.7012in" svg:x="3.6669in" svg:y="2.6134in" draw:caption-point-x="-0.2402in" draw:caption-point-y="0.5957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2" svg:width="1.1413in" svg:height="0.5457in" svg:x="7.3614in" svg:y="2.6138in" draw:caption-point-x="-0.2402in" draw:caption-point-y="0.5953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7" table:formula="of:=SUM([.D15:.AE15])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7" table:formula="of:=SUM([.D16:.AE16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77" table:formula="of:=SUM([.D17:.AE17])" office:value-type="float" office:value="3">
            <text:p>3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77" table:formula="of:=SUM([.D18:.AE18])" office:value-type="float" office:value="0.5">
            <text:p>0.5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77" table:formula="of:=SUM([.D19:.AE19])" office:value-type="float" office:value="0">
            <text:p>0</text:p>
          </table:table-cell>
          <table:table-cell table:style-name="ce80" table:number-columns-repeated="12"/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77" table:formula="of:=SUM([.D20:.AE20])" office:value-type="float" office:value="0.5">
            <text:p>0.5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77" table:formula="of:=SUM([.D21:.AE21])" office:value-type="float" office:value="1"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oiTT</text:p>
          </table:table-cell>
          <table:table-cell table:style-name="ce77" table:formula="of:=SUM([.D22:.AE22])" office:value-type="float" office:value="1"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2" svg:width="1.1413in" svg:height="0.5457in" svg:x="4.4059in" svg:y="4.5953in" draw:caption-point-x="-0.2402in" draw:caption-point-y="0.5953in">
              <dc:creator>Thuy</dc:creator>
              <dc:date>2014-03-26T00:00:00</dc:date>
              <text:p text:style-name="P2"><text:span text:style-name="T1">Trễ 1h, có làm bù (check với ThuyLTT</text:span></text:p>
            </office:annotation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77" table:formula="of:=SUM([.D23:.AE23])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35" table:number-columns-repeated="955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7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94</meta:editing-cycles>
    <meta:editing-duration>PT22H21M50S</meta:editing-duration>
    <meta:generator>OpenOffice/4.0.1$Win32 OpenOffice.org_project/401m5$Build-9714</meta:generator>
    <dc:date>2014-03-26T17:16:56.32</dc:date>
    <dc:creator>Thuy Le</dc:creator>
    <meta:document-statistic meta:table-count="6" meta:cell-count="1290" meta:object-count="0"/>
    <meta:user-defined meta:name="Info 1"/>
    <meta:user-defined meta:name="Info 2"/>
    <meta:user-defined meta:name="Info 3"/>
    <meta:user-defined meta:name="Info 4"/>
  </office:meta>
</office:document-meta>
</file>